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0a233" officeooo:paragraph-rsid="0000a23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je ena od iskanih datotek.</text:p>
      <text:p text:style-name="P1"/>
      <text:p text:style-name="P1">X<text:span text:style-name="T1">X</text:span><text:span text:style-name="T2">X</text:span><text:span text:style-name="T3">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5835in" fo:margin-left="0.7917in" fo:margin-right="0.7917in" fo:border="none" fo:padding="0in" style:writing-mode="lr-tb" style:footnote-max-height="0in">
        <style:footnote-sep style:width="0.0071in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ns0:document-meta xmlns:dc="http://purl.org/dc/elements/1.1/" xmlns:ns0="urn:oasis:names:tc:opendocument:xmlns:office:1.0" xmlns:ns1="urn:oasis:names:tc:opendocument:xmlns:meta:1.0" ns0:version="1.2">
  <ns0:meta>
    <ns1:generator>LibreOffice/5.2.6.2$Linux_X86_64 LibreOffice_project/20m0$Build-2</ns1:generator>
    <ns1:editing-cycles>2</ns1:editing-cycles>
    <ns1:creation-date>2008-08-22T11:41:04</ns1:creation-date>
    <dc:date>2017-04-02T16:17:10.766893996</dc:date>
    <ns1:editing-duration>PT47S</ns1:editing-duration>
    <ns1:document-statistic ns1:table-count="0" ns1:image-count="0" ns1:object-count="0" ns1:page-count="1" ns1:paragraph-count="2" ns1:word-count="7" ns1:character-count="33" ns1:non-whitespace-character-count="28"/>
  </ns0:meta>
</ns0:document-meta>
</file>